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146" officeooo:paragraph-rsid="000c0146"/>
    </style:style>
    <style:style style:name="P2" style:family="paragraph" style:parent-style-name="Standard">
      <style:text-properties fo:font-weight="bold" officeooo:rsid="000ef9b6" officeooo:paragraph-rsid="000ef9b6" style:font-weight-asian="bold" style:font-weight-complex="bold"/>
    </style:style>
    <style:style style:name="P3" style:family="paragraph" style:parent-style-name="Standard">
      <style:text-properties fo:font-weight="bold" officeooo:rsid="000f6f9e" officeooo:paragraph-rsid="000f6f9e" style:font-weight-asian="bold" style:font-weight-complex="bold"/>
    </style:style>
    <style:style style:name="P4" style:family="paragraph" style:parent-style-name="Standard">
      <style:text-properties fo:font-weight="bold" officeooo:rsid="0011d551" officeooo:paragraph-rsid="0011d551" style:font-weight-asian="bold" style:font-weight-complex="bold"/>
    </style:style>
    <style:style style:name="P5" style:family="paragraph" style:parent-style-name="Standard">
      <style:text-properties fo:font-weight="bold" officeooo:rsid="00137498" officeooo:paragraph-rsid="00137498" style:font-weight-asian="bold" style:font-weight-complex="bold"/>
    </style:style>
    <style:style style:name="P6" style:family="paragraph" style:parent-style-name="Standard">
      <style:text-properties officeooo:rsid="001779a5" officeooo:paragraph-rsid="001779a5"/>
    </style:style>
    <style:style style:name="P7" style:family="paragraph" style:parent-style-name="Standard">
      <style:text-properties fo:font-weight="normal" officeooo:rsid="0011d551" officeooo:paragraph-rsid="0011d551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0b9a4" officeooo:paragraph-rsid="0010b9a4" style:font-weight-asian="normal" style:font-weight-complex="normal"/>
    </style:style>
    <style:style style:name="P9" style:family="paragraph" style:parent-style-name="Standard" style:list-style-name="L1">
      <style:text-properties officeooo:rsid="000c0146" officeooo:paragraph-rsid="000c0146"/>
    </style:style>
    <style:style style:name="P10" style:family="paragraph" style:parent-style-name="Standard" style:list-style-name="L1">
      <style:text-properties officeooo:rsid="000c0146" officeooo:paragraph-rsid="00137498"/>
    </style:style>
    <style:style style:name="P11" style:family="paragraph" style:parent-style-name="Standard" style:list-style-name="L1">
      <style:text-properties style:font-name="Liberation Serif" officeooo:rsid="000c0146" officeooo:paragraph-rsid="000c0146"/>
    </style:style>
    <style:style style:name="P12" style:family="paragraph" style:parent-style-name="Standard" style:list-style-name="L1">
      <style:text-properties style:font-name="Liberation Serif" officeooo:rsid="000f00a9" officeooo:paragraph-rsid="000f00a9"/>
    </style:style>
    <style:style style:name="P13" style:family="paragraph" style:parent-style-name="Standard">
      <style:text-properties style:font-name="Liberation Serif" officeooo:rsid="000daf37" officeooo:paragraph-rsid="000daf37"/>
    </style:style>
    <style:style style:name="P14" style:family="paragraph" style:parent-style-name="Standard" style:list-style-name="L2">
      <style:text-properties style:font-name="Liberation Serif" fo:font-weight="normal" officeooo:rsid="00137498" officeooo:paragraph-rsid="00137498" style:font-weight-asian="normal" style:font-weight-complex="normal"/>
    </style:style>
    <style:style style:name="P15" style:family="paragraph" style:parent-style-name="Standard" style:list-style-name="L3">
      <style:text-properties style:font-name="Liberation Serif" fo:font-weight="normal" officeooo:rsid="000ef9b6" officeooo:paragraph-rsid="000ef9b6" style:font-weight-asian="normal" style:font-weight-complex="normal"/>
    </style:style>
    <style:style style:name="P16" style:family="paragraph" style:parent-style-name="Standard" style:list-style-name="L3">
      <style:text-properties style:font-name="Liberation Serif" fo:font-weight="normal" officeooo:rsid="0011d551" officeooo:paragraph-rsid="0011d551" style:font-weight-asian="normal" style:font-weight-complex="normal"/>
    </style:style>
    <style:style style:name="P17" style:family="paragraph" style:parent-style-name="Standard" style:list-style-name="L3">
      <style:text-properties style:font-name="Liberation Serif" fo:font-weight="normal" officeooo:rsid="0010b9a4" officeooo:paragraph-rsid="0010b9a4" style:font-weight-asian="normal" style:font-weight-complex="normal"/>
    </style:style>
    <style:style style:name="P18" style:family="paragraph" style:parent-style-name="Standard" style:list-style-name="L3">
      <style:text-properties style:font-name="Liberation Serif" fo:font-weight="normal" officeooo:rsid="001a7d29" officeooo:paragraph-rsid="001a7d29" style:font-weight-asian="normal" style:font-weight-complex="normal"/>
    </style:style>
    <style:style style:name="P19" style:family="paragraph" style:parent-style-name="Standard">
      <style:text-properties style:font-name="Liberation Serif" fo:font-weight="bold" officeooo:rsid="000ef9b6" officeooo:paragraph-rsid="000ef9b6" style:font-weight-asian="bold" style:font-weight-complex="bold"/>
    </style:style>
    <style:style style:name="P20" style:family="paragraph" style:parent-style-name="Standard" style:list-style-name="L1">
      <style:text-properties officeooo:rsid="000daf37" officeooo:paragraph-rsid="000daf3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c0146"/>
    </style:style>
    <style:style style:name="T3" style:family="text">
      <style:text-properties style:font-name="Liberation Serif1" officeooo:rsid="00137498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c0146"/>
    </style:style>
    <style:style style:name="T6" style:family="text">
      <style:text-properties style:font-name="Liberation Serif" officeooo:rsid="00115479"/>
    </style:style>
    <style:style style:name="T7" style:family="text">
      <style:text-properties style:font-name="Liberation Serif" officeooo:rsid="00137498"/>
    </style:style>
    <style:style style:name="T8" style:family="text">
      <style:text-properties style:font-name="Liberation Serif" officeooo:rsid="00157ad9"/>
    </style:style>
    <style:style style:name="T9" style:family="text">
      <style:text-properties style:font-name="Liberation Serif" officeooo:rsid="001779a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57a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62753552" text:id="ct62753552">
          <text:insertion>
            <office:change-info>
              <dc:creator>Unknown Author</dc:creator>
              <dc:date>2018-09-16T16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CS project objectives</text:p>
      <text:p text:style-name="P1">Bill Mania &lt;<text:a xlink:type="simple" xlink:href="mailto:bill@manialabs.us" text:style-name="Internet_20_link" text:visited-style-name="Visited_20_Internet_20_Link">bill@manialabs.us</text:a>&gt;</text:p>
      <text:p text:style-name="P1">16 Sep 2018</text:p>
      <text:p text:style-name="P6"/>
      <text:p text:style-name="P1"/>
      <text:p text:style-name="P3">Contest: NOAA Bonus Prize</text:p>
      <text:p text:style-name="P3">Contest Date: no earlier than 7 January 2019</text:p>
      <text:p text:style-name="P3"/>
      <text:p text:style-name="P4">Reference documents</text:p>
      <text:p text:style-name="P4"><text:tab/><text:span text:style-name="T10">Shell Ocean Discovery Xprize Competition Guidelines, 25 April 2016</text:span></text:p>
      <text:p text:style-name="P7"><text:tab/>Shell Ocean Discovery Xprize Rules and Regulations, 30 October 2017</text:p>
      <text:p text:style-name="P7"/>
      <text:p text:style-name="P2">Project requirements and objectives</text:p>
      <text:list xml:id="list5759697652654210996" text:style-name="L1">
        <text:list-item>
          <text:p text:style-name="P9"><text:span text:style-name="T11">S</text:span>oftware to control a Riptide <text:span text:style-name="T1">μ</text:span><text:span text:style-name="T4">UUV</text:span></text:p>
          <text:list>
            <text:list-item>
              <text:p text:style-name="P10"><text:span text:style-name="T4">Locate the source of a</text:span><text:span text:style-name="T6">t least one</text:span><text:span text:style-name="T4"> plume of fl</text:span><text:span text:style-name="T8">uo</text:span><text:span text:style-name="T4">rescent dye<text:line-break/></text:span><text:span text:style-name="T7">3D coordinate accuracy is </text:span><text:span text:style-name="T3">±</text:span><text:span text:style-name="T7"> </text:span><text:span text:style-name="T8">H</text:span><text:span text:style-name="T7"> meters horizontally and </text:span><text:span text:style-name="T3">±</text:span><text:span text:style-name="T7"> </text:span><text:span text:style-name="T8">V</text:span><text:span text:style-name="T7"> meters vertically</text:span></text:p>
            </text:list-item>
            <text:list-item>
              <text:p text:style-name="P9"><text:span text:style-name="T8">T</text:span><text:span text:style-name="T4">ime limit of six hours</text:span></text:p>
            </text:list-item>
            <text:list-item>
              <text:p text:style-name="P11">Stay within the 3D geographic constraints of the contest</text:p>
            </text:list-item>
            <text:list-item>
              <text:p text:style-name="P11">Preserve the data about the plume for later retrieval</text:p>
              <text:list>
                <text:list-item>
                  <text:p text:style-name="P9"><text:span text:style-name="T8">L</text:span><text:span text:style-name="T4">ocation of the source</text:span></text:p>
                </text:list-item>
                <text:list-item>
                  <text:p text:style-name="P9"><text:span text:style-name="T8">General p</text:span><text:span text:style-name="T4">resence of the plume in the water</text:span></text:p>
                </text:list-item>
              </text:list>
            </text:list-item>
            <text:list-item>
              <text:p text:style-name="P11">Enable the recovery of the UUV</text:p>
              <text:list>
                <text:list-item>
                  <text:p text:style-name="P11">Low battery or other system failure</text:p>
                </text:list-item>
                <text:list-item>
                  <text:p text:style-name="P11">Time limit expired</text:p>
                </text:list-item>
                <text:list-item>
                  <text:p text:style-name="P11">Plume source located</text:p>
                </text:list-item>
              </text:list>
            </text:list-item>
          </text:list>
        </text:list-item>
        <text:list-item>
          <text:p text:style-name="P20"><text:span text:style-name="T4">Enable </text:span><text:span text:style-name="T8">student contribution</text:span><text:span text:style-name="T4"> to the project</text:span></text:p>
        </text:list-item>
        <text:list-item>
          <text:p text:style-name="P12">Provide technical documentation to the contest judges</text:p>
        </text:list-item>
      </text:list>
      <text:p text:style-name="P13"/>
      <text:p text:style-name="P5"><text:span text:style-name="T4">Clarification </text:span><text:span text:style-name="T9">needed</text:span></text:p>
      <text:list xml:id="list6136524842798591311" text:style-name="L2">
        <text:list-item>
          <text:p text:style-name="P14">What is meant by this statement in the guidelines and the rules:<text:line-break/>“untethered “connectivity” between the shore and the systems are welcome”</text:p>
          <text:p text:style-name="P14"/>
        </text:list-item>
      </text:list>
      <text:p text:style-name="P19">Project assumptions</text:p>
      <text:list xml:id="list6105224598599491345" text:style-name="L3">
        <text:list-item>
          <text:p text:style-name="P15">Search area</text:p>
          <text:list>
            <text:list-item>
              <text:p text:style-name="P15">A cube</text:p>
              <text:list>
                <text:list-item>
                  <text:p text:style-name="P15">Horizontal surface is a square with 1 kilometer sides</text:p>
                </text:list-item>
                <text:list-item>
                  <text:p text:style-name="P15">Geographic position of the four corners of the surface square are known at the start of the contest</text:p>
                </text:list-item>
                <text:list-item>
                  <text:p text:style-name="P15">Maximum vertical depth of the cube is 200 meters</text:p>
                </text:list-item>
                <text:list-item>
                  <text:p text:style-name="P15">Relatively flat sea bottom</text:p>
                </text:list-item>
                <text:list-item>
                  <text:p text:style-name="P16">Close to a shore location</text:p>
                </text:list-item>
              </text:list>
            </text:list-item>
            <text:list-item>
              <text:p text:style-name="P18"><text:change-start text:change-id="ct62753552"/>Dye source will be at the bottom of the cube</text:p>
            </text:list-item>
            <text:list-item>
              <text:p text:style-name="P15"><text:change-end text:change-id="ct62753552"/>Water properties</text:p>
              <text:list>
                <text:list-item>
                  <text:p text:style-name="P15">Density range of X to Y</text:p>
                </text:list-item>
                <text:list-item>
                  <text:p text:style-name="P15">Tidal and other currents</text:p>
                </text:list-item>
                <text:list-item>
                  <text:p text:style-name="P15">Temperature range of S to T</text:p>
                </text:list-item>
              </text:list>
            </text:list-item>
            <text:list-item>
              <text:p text:style-name="P15">Obstacles</text:p>
              <text:list>
                <text:list-item>
                  <text:p text:style-name="P15">No fixed natural or man-made obstacles in the cube or on the surface, beyond the dye source(s)</text:p>
                </text:list-item>
                <text:list-item>
                  <text:p text:style-name="P15"><text:soft-page-break/>Only one contestant vehicle at a time</text:p>
                </text:list-item>
                <text:list-item>
                  <text:p text:style-name="P15">No mobile sea life with a mass greater than 500 grams</text:p>
                </text:list-item>
              </text:list>
            </text:list-item>
            <text:list-item>
              <text:p text:style-name="P15">Environmental conditions</text:p>
              <text:list>
                <text:list-item>
                  <text:p text:style-name="P15">Mid-day</text:p>
                </text:list-item>
                <text:list-item>
                  <text:p text:style-name="P15">Clement weather</text:p>
                </text:list-item>
              </text:list>
            </text:list-item>
          </text:list>
        </text:list-item>
        <text:list-item>
          <text:p text:style-name="P17">Vehicle</text:p>
          <text:list>
            <text:list-item>
              <text:p text:style-name="P8"><text:span text:style-name="T4">Riptide <text:s/></text:span><text:span text:style-name="T2">μ</text:span><text:span text:style-name="T5">UUV</text:span></text:p>
            </text:list-item>
            <text:list-item>
              <text:p text:style-name="P8"><text:span text:style-name="T5">C</text:span><text:span text:style-name="T4">ombination of MOOS and ROS</text:span></text:p>
            </text:list-item>
            <text:list-item>
              <text:p text:style-name="P17">Python programming langu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55:34.441723182</meta:creation-date>
    <dc:date>2018-09-16T17:29:27.396980466</dc:date>
    <meta:editing-duration>PT1H56M1S</meta:editing-duration>
    <meta:editing-cycles>15</meta:editing-cycles>
    <meta:generator>LibreOffice/5.1.6.2$Linux_X86_64 LibreOffice_project/10m0$Build-2</meta:generator>
    <dc:subject>NOAA bonus prize</dc:subject>
    <dc:title>VCS project objectives</dc:title>
    <meta:document-statistic meta:table-count="0" meta:image-count="0" meta:object-count="0" meta:page-count="2" meta:paragraph-count="48" meta:word-count="334" meta:character-count="1849" meta:non-whitespace-character-count="1597"/>
    <meta:user-defined meta:name="Author">Bill Mania</meta:user-defined>
    <meta:user-defined meta:name="E-Mail">bill@manialabs.us</meta:user-defined>
    <meta:user-defined meta:name="Version">2</meta:user-defined>
  </office:meta>
</office:document-meta>
</file>